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54cm"/>
    </style:style>
    <style:style style:name="co2" style:family="table-column">
      <style:table-column-properties fo:break-before="auto" style:column-width="3.63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mg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ce1"/>
        <table:table-row table:style-name="ro1">
          <table:table-cell office:value-type="string" calcext:value-type="string">
            <text:p>x coord</text:p>
          </table:table-cell>
          <table:table-cell office:value-type="string" calcext:value-type="string">
            <text:p>y coord</text:p>
          </table:table-cell>
          <table:table-cell office:value-type="string" calcext:value-type="string">
            <text:p>brightness</text:p>
          </table:table-cell>
          <table:table-cell/>
          <table:table-cell office:value-type="string" calcext:value-type="string">
            <text:p>field_x</text:p>
          </table:table-cell>
          <table:table-cell office:value-type="string" calcext:value-type="string">
            <text:p>field_y</text:p>
          </table:table-cell>
          <table:table-cell office:value-type="string" calcext:value-type="string">
            <text:p>FLUX</text:p>
          </table:table-cell>
        </table:table-row>
        <table:table-row table:style-name="ro1">
          <table:table-cell office:value-type="float" office:value="707.807103805085" calcext:value-type="float">
            <text:p>707.807103805085</text:p>
          </table:table-cell>
          <table:table-cell office:value-type="float" office:value="591.041389938722" calcext:value-type="float">
            <text:p>591.041389938722</text:p>
          </table:table-cell>
          <table:table-cell office:value-type="float" office:value="11.6019582801192" calcext:value-type="float">
            <text:p>11.6019582801192</text:p>
          </table:table-cell>
          <table:table-cell/>
          <table:table-cell office:value-type="float" office:value="1015.463745" calcext:value-type="float">
            <text:p>1015.463745</text:p>
          </table:table-cell>
          <table:table-cell office:value-type="float" office:value="660.0148926" calcext:value-type="float">
            <text:p>660.0148926</text:p>
          </table:table-cell>
          <table:table-cell office:value-type="float" office:value="0.10933313" calcext:value-type="float">
            <text:p>0.10933313</text:p>
          </table:table-cell>
        </table:table-row>
        <table:table-row table:style-name="ro1">
          <table:table-cell office:value-type="float" office:value="665.139369592089" calcext:value-type="float">
            <text:p>665.139369592089</text:p>
          </table:table-cell>
          <table:table-cell office:value-type="float" office:value="517.686341161928" calcext:value-type="float">
            <text:p>517.686341161928</text:p>
          </table:table-cell>
          <table:table-cell office:value-type="float" office:value="5.32674897119342" calcext:value-type="float">
            <text:p>5.32674897119342</text:p>
          </table:table-cell>
          <table:table-cell/>
          <table:table-cell office:value-type="float" office:value="1004.459045" calcext:value-type="float">
            <text:p>1004.459045</text:p>
          </table:table-cell>
          <table:table-cell office:value-type="float" office:value="735.3883667" calcext:value-type="float">
            <text:p>735.3883667</text:p>
          </table:table-cell>
          <table:table-cell office:value-type="float" office:value="0.07927737" calcext:value-type="float">
            <text:p>0.07927737</text:p>
          </table:table-cell>
        </table:table-row>
        <table:table-row table:style-name="ro1">
          <table:table-cell office:value-type="float" office:value="681.768874572176" calcext:value-type="float">
            <text:p>681.768874572176</text:p>
          </table:table-cell>
          <table:table-cell office:value-type="float" office:value="292.028387356553" calcext:value-type="float">
            <text:p>292.028387356553</text:p>
          </table:table-cell>
          <table:table-cell office:value-type="float" office:value="5.11008230452675" calcext:value-type="float">
            <text:p>5.11008230452675</text:p>
          </table:table-cell>
          <table:table-cell/>
          <table:table-cell office:value-type="float" office:value="994.4921875" calcext:value-type="float">
            <text:p>994.4921875</text:p>
          </table:table-cell>
          <table:table-cell office:value-type="float" office:value="542.5004883" calcext:value-type="float">
            <text:p>542.5004883</text:p>
          </table:table-cell>
          <table:table-cell office:value-type="float" office:value="0.0558801" calcext:value-type="float">
            <text:p>0.0558801</text:p>
          </table:table-cell>
        </table:table-row>
        <table:table-row table:style-name="ro1">
          <table:table-cell office:value-type="float" office:value="615.930265995687" calcext:value-type="float">
            <text:p>615.930265995687</text:p>
          </table:table-cell>
          <table:table-cell office:value-type="float" office:value="344.454349388929" calcext:value-type="float">
            <text:p>344.454349388929</text:p>
          </table:table-cell>
          <table:table-cell office:value-type="float" office:value="2.86213991769547" calcext:value-type="float">
            <text:p>2.86213991769547</text:p>
          </table:table-cell>
          <table:table-cell/>
          <table:table-cell office:value-type="float" office:value="988.1387329" calcext:value-type="float">
            <text:p>988.1387329</text:p>
          </table:table-cell>
          <table:table-cell office:value-type="float" office:value="994.2201538" calcext:value-type="float">
            <text:p>994.2201538</text:p>
          </table:table-cell>
          <table:table-cell office:value-type="float" office:value="0.38752598" calcext:value-type="float">
            <text:p>0.38752598</text:p>
          </table:table-cell>
        </table:table-row>
        <table:table-row table:style-name="ro1">
          <table:table-cell office:value-type="float" office:value="565.338141025641" calcext:value-type="float">
            <text:p>565.338141025641</text:p>
          </table:table-cell>
          <table:table-cell office:value-type="float" office:value="305.008012820513" calcext:value-type="float">
            <text:p>305.008012820513</text:p>
          </table:table-cell>
          <table:table-cell office:value-type="float" office:value="1.92592592592593" calcext:value-type="float">
            <text:p>1.92592592592593</text:p>
          </table:table-cell>
          <table:table-cell/>
          <table:table-cell office:value-type="float" office:value="979.7557983" calcext:value-type="float">
            <text:p>979.7557983</text:p>
          </table:table-cell>
          <table:table-cell office:value-type="float" office:value="1011.787781" calcext:value-type="float">
            <text:p>1011.787781</text:p>
          </table:table-cell>
          <table:table-cell office:value-type="float" office:value="0.8934107" calcext:value-type="float">
            <text:p>0.8934107</text:p>
          </table:table-cell>
        </table:table-row>
        <table:table-row table:style-name="ro1">
          <table:table-cell office:value-type="float" office:value="411.548387096774" calcext:value-type="float">
            <text:p>411.548387096774</text:p>
          </table:table-cell>
          <table:table-cell office:value-type="float" office:value="340.661290322581" calcext:value-type="float">
            <text:p>340.661290322581</text:p>
          </table:table-cell>
          <table:table-cell office:value-type="float" office:value="1.53086419753086" calcext:value-type="float">
            <text:p>1.53086419753086</text:p>
          </table:table-cell>
          <table:table-cell/>
          <table:table-cell office:value-type="float" office:value="971.6573486" calcext:value-type="float">
            <text:p>971.6573486</text:p>
          </table:table-cell>
          <table:table-cell office:value-type="float" office:value="111.6454391" calcext:value-type="float">
            <text:p>111.6454391</text:p>
          </table:table-cell>
          <table:table-cell office:value-type="float" office:value="0.29896176" calcext:value-type="float">
            <text:p>0.29896176</text:p>
          </table:table-cell>
        </table:table-row>
        <table:table-row table:style-name="ro1">
          <table:table-cell office:value-type="float" office:value="231.562601626016" calcext:value-type="float">
            <text:p>231.562601626016</text:p>
          </table:table-cell>
          <table:table-cell office:value-type="float" office:value="684.476422764228" calcext:value-type="float">
            <text:p>684.476422764228</text:p>
          </table:table-cell>
          <table:table-cell office:value-type="float" office:value="1.26543209876543" calcext:value-type="float">
            <text:p>1.26543209876543</text:p>
          </table:table-cell>
          <table:table-cell/>
          <table:table-cell office:value-type="float" office:value="965.6217041" calcext:value-type="float">
            <text:p>965.6217041</text:p>
          </table:table-cell>
          <table:table-cell office:value-type="float" office:value="734.9101563" calcext:value-type="float">
            <text:p>734.9101563</text:p>
          </table:table-cell>
          <table:table-cell office:value-type="float" office:value="1.0006284" calcext:value-type="float">
            <text:p>1.0006284</text:p>
          </table:table-cell>
        </table:table-row>
        <table:table-row table:style-name="ro1">
          <table:table-cell office:value-type="float" office:value="522.245478036176" calcext:value-type="float">
            <text:p>522.245478036176</text:p>
          </table:table-cell>
          <table:table-cell office:value-type="float" office:value="497.503875968992" calcext:value-type="float">
            <text:p>497.503875968992</text:p>
          </table:table-cell>
          <table:table-cell office:value-type="float" office:value="1.19444444444444" calcext:value-type="float">
            <text:p>1.19444444444444</text:p>
          </table:table-cell>
          <table:table-cell/>
          <table:table-cell office:value-type="float" office:value="954.3029785" calcext:value-type="float">
            <text:p>954.3029785</text:p>
          </table:table-cell>
          <table:table-cell office:value-type="float" office:value="108.5141525" calcext:value-type="float">
            <text:p>108.5141525</text:p>
          </table:table-cell>
          <table:table-cell office:value-type="float" office:value="0.10280733" calcext:value-type="float">
            <text:p>0.10280733</text:p>
          </table:table-cell>
        </table:table-row>
        <table:table-row table:style-name="ro1">
          <table:table-cell office:value-type="float" office:value="979.489270386266" calcext:value-type="float">
            <text:p>979.489270386266</text:p>
          </table:table-cell>
          <table:table-cell office:value-type="float" office:value="1011.58798283262" calcext:value-type="float">
            <text:p>1011.58798283262</text:p>
          </table:table-cell>
          <table:table-cell office:value-type="float" office:value="0.958847736625514" calcext:value-type="float">
            <text:p>0.958847736625514</text:p>
          </table:table-cell>
          <table:table-cell/>
          <table:table-cell office:value-type="float" office:value="929.0449219" calcext:value-type="float">
            <text:p>929.0449219</text:p>
          </table:table-cell>
          <table:table-cell office:value-type="float" office:value="370.7027588" calcext:value-type="float">
            <text:p>370.7027588</text:p>
          </table:table-cell>
          <table:table-cell office:value-type="float" office:value="0.09857997" calcext:value-type="float">
            <text:p>0.09857997</text:p>
          </table:table-cell>
        </table:table-row>
        <table:table-row table:style-name="ro1">
          <table:table-cell office:value-type="float" office:value="671.957746478873" calcext:value-type="float">
            <text:p>671.957746478873</text:p>
          </table:table-cell>
          <table:table-cell office:value-type="float" office:value="26.4225352112676" calcext:value-type="float">
            <text:p>26.4225352112676</text:p>
          </table:table-cell>
          <table:table-cell office:value-type="float" office:value="0.876543209876543" calcext:value-type="float">
            <text:p>0.876543209876543</text:p>
          </table:table-cell>
          <table:table-cell office:value-type="string" calcext:value-type="string">
            <text:p>?</text:p>
          </table:table-cell>
          <table:table-cell office:value-type="float" office:value="924.718689" calcext:value-type="float">
            <text:p>924.718689</text:p>
          </table:table-cell>
          <table:table-cell office:value-type="float" office:value="99.38951874" calcext:value-type="float">
            <text:p>99.38951874</text:p>
          </table:table-cell>
          <table:table-cell office:value-type="float" office:value="0.114022695" calcext:value-type="float">
            <text:p>0.114022695</text:p>
          </table:table-cell>
        </table:table-row>
        <table:table-row table:style-name="ro1">
          <table:table-cell office:value-type="float" office:value="765.071428571429" calcext:value-type="float">
            <text:p>765.071428571429</text:p>
          </table:table-cell>
          <table:table-cell office:value-type="float" office:value="58.8428571428571" calcext:value-type="float">
            <text:p>58.8428571428571</text:p>
          </table:table-cell>
          <table:table-cell office:value-type="float" office:value="0.864197530864197" calcext:value-type="float">
            <text:p>0.864197530864197</text:p>
          </table:table-cell>
          <table:table-cell/>
          <table:table-cell office:value-type="float" office:value="916.9022217" calcext:value-type="float">
            <text:p>916.9022217</text:p>
          </table:table-cell>
          <table:table-cell office:value-type="float" office:value="877.0350342" calcext:value-type="float">
            <text:p>877.0350342</text:p>
          </table:table-cell>
          <table:table-cell office:value-type="float" office:value="0.22510894" calcext:value-type="float">
            <text:p>0.22510894</text:p>
          </table:table-cell>
        </table:table-row>
        <table:table-row table:style-name="ro1">
          <table:table-cell office:value-type="float" office:value="481.445255474453" calcext:value-type="float">
            <text:p>481.445255474453</text:p>
          </table:table-cell>
          <table:table-cell office:value-type="float" office:value="714.284671532847" calcext:value-type="float">
            <text:p>714.284671532847</text:p>
          </table:table-cell>
          <table:table-cell office:value-type="float" office:value="0.845679012345679" calcext:value-type="float">
            <text:p>0.845679012345679</text:p>
          </table:table-cell>
          <table:table-cell/>
          <table:table-cell office:value-type="float" office:value="905.1814575" calcext:value-type="float">
            <text:p>905.1814575</text:p>
          </table:table-cell>
          <table:table-cell office:value-type="float" office:value="950.4301758" calcext:value-type="float">
            <text:p>950.4301758</text:p>
          </table:table-cell>
          <table:table-cell office:value-type="float" office:value="0.21187729" calcext:value-type="float">
            <text:p>0.21187729</text:p>
          </table:table-cell>
        </table:table-row>
        <table:table-row table:style-name="ro1">
          <table:table-cell office:value-type="float" office:value="711.328358208955" calcext:value-type="float">
            <text:p>711.328358208955</text:p>
          </table:table-cell>
          <table:table-cell office:value-type="float" office:value="5.55223880597015" calcext:value-type="float">
            <text:p>5.55223880597015</text:p>
          </table:table-cell>
          <table:table-cell office:value-type="float" office:value="0.82716049382716" calcext:value-type="float">
            <text:p>0.82716049382716</text:p>
          </table:table-cell>
          <table:table-cell office:value-type="string" calcext:value-type="string">
            <text:p>?</text:p>
          </table:table-cell>
          <table:table-cell office:value-type="float" office:value="905.149292" calcext:value-type="float">
            <text:p>905.149292</text:p>
          </table:table-cell>
          <table:table-cell office:value-type="float" office:value="53.27867126" calcext:value-type="float">
            <text:p>53.27867126</text:p>
          </table:table-cell>
          <table:table-cell office:value-type="float" office:value="0.16945161" calcext:value-type="float">
            <text:p>0.16945161</text:p>
          </table:table-cell>
        </table:table-row>
        <table:table-row table:style-name="ro1">
          <table:table-cell office:value-type="float" office:value="33.5555555555556" calcext:value-type="float">
            <text:p>33.5555555555556</text:p>
          </table:table-cell>
          <table:table-cell office:value-type="float" office:value="333.984126984127" calcext:value-type="float">
            <text:p>333.984126984127</text:p>
          </table:table-cell>
          <table:table-cell office:value-type="float" office:value="0.777777777777778" calcext:value-type="float">
            <text:p>0.777777777777778</text:p>
          </table:table-cell>
          <table:table-cell office:value-type="string" calcext:value-type="string">
            <text:p>?</text:p>
          </table:table-cell>
          <table:table-cell office:value-type="float" office:value="901.9550781" calcext:value-type="float">
            <text:p>901.9550781</text:p>
          </table:table-cell>
          <table:table-cell office:value-type="float" office:value="739.9550781" calcext:value-type="float">
            <text:p>739.9550781</text:p>
          </table:table-cell>
          <table:table-cell office:value-type="float" office:value="0.03532309" calcext:value-type="float">
            <text:p>0.03532309</text:p>
          </table:table-cell>
        </table:table-row>
        <table:table-row table:style-name="ro1">
          <table:table-cell office:value-type="float" office:value="666.825396825397" calcext:value-type="float">
            <text:p>666.825396825397</text:p>
          </table:table-cell>
          <table:table-cell office:value-type="float" office:value="5.34920634920635" calcext:value-type="float">
            <text:p>5.34920634920635</text:p>
          </table:table-cell>
          <table:table-cell office:value-type="float" office:value="0.777777777777778" calcext:value-type="float">
            <text:p>0.777777777777778</text:p>
          </table:table-cell>
          <table:table-cell office:value-type="string" calcext:value-type="string">
            <text:p>?</text:p>
          </table:table-cell>
          <table:table-cell office:value-type="float" office:value="891.4653931" calcext:value-type="float">
            <text:p>891.4653931</text:p>
          </table:table-cell>
          <table:table-cell office:value-type="float" office:value="582.6779785" calcext:value-type="float">
            <text:p>582.6779785</text:p>
          </table:table-cell>
          <table:table-cell office:value-type="float" office:value="0.5488113" calcext:value-type="float">
            <text:p>0.5488113</text:p>
          </table:table-cell>
        </table:table-row>
        <table:table-row table:style-name="ro1">
          <table:table-cell office:value-type="float" office:value="213.169491525424" calcext:value-type="float">
            <text:p>213.169491525424</text:p>
          </table:table-cell>
          <table:table-cell office:value-type="float" office:value="39.2033898305085" calcext:value-type="float">
            <text:p>39.2033898305085</text:p>
          </table:table-cell>
          <table:table-cell office:value-type="float" office:value="0.728395061728395" calcext:value-type="float">
            <text:p>0.728395061728395</text:p>
          </table:table-cell>
          <table:table-cell office:value-type="string" calcext:value-type="string">
            <text:p>?</text:p>
          </table:table-cell>
          <table:table-cell office:value-type="float" office:value="885.5273438" calcext:value-type="float">
            <text:p>885.5273438</text:p>
          </table:table-cell>
          <table:table-cell office:value-type="float" office:value="1017.495117" calcext:value-type="float">
            <text:p>1017.495117</text:p>
          </table:table-cell>
          <table:table-cell office:value-type="float" office:value="0.060874514" calcext:value-type="float">
            <text:p>0.060874514</text:p>
          </table:table-cell>
        </table:table-row>
        <table:table-row table:style-name="ro1">
          <table:table-cell office:value-type="float" office:value="380.280701754386" calcext:value-type="float">
            <text:p>380.280701754386</text:p>
          </table:table-cell>
          <table:table-cell office:value-type="float" office:value="740.789473684211" calcext:value-type="float">
            <text:p>740.789473684211</text:p>
          </table:table-cell>
          <table:table-cell office:value-type="float" office:value="0.703703703703704" calcext:value-type="float">
            <text:p>0.703703703703704</text:p>
          </table:table-cell>
          <table:table-cell/>
          <table:table-cell office:value-type="float" office:value="876.4997559" calcext:value-type="float">
            <text:p>876.4997559</text:p>
          </table:table-cell>
          <table:table-cell office:value-type="float" office:value="639.954895" calcext:value-type="float">
            <text:p>639.954895</text:p>
          </table:table-cell>
          <table:table-cell office:value-type="float" office:value="0.06326314" calcext:value-type="float">
            <text:p>0.06326314</text:p>
          </table:table-cell>
        </table:table-row>
        <table:table-row table:style-name="ro1">
          <table:table-cell office:value-type="float" office:value="424.263157894737" calcext:value-type="float">
            <text:p>424.263157894737</text:p>
          </table:table-cell>
          <table:table-cell office:value-type="float" office:value="574.964912280702" calcext:value-type="float">
            <text:p>574.964912280702</text:p>
          </table:table-cell>
          <table:table-cell office:value-type="float" office:value="0.703703703703704" calcext:value-type="float">
            <text:p>0.703703703703704</text:p>
          </table:table-cell>
          <table:table-cell/>
          <table:table-cell office:value-type="float" office:value="868.4998779" calcext:value-type="float">
            <text:p>868.4998779</text:p>
          </table:table-cell>
          <table:table-cell office:value-type="float" office:value="299.9552002" calcext:value-type="float">
            <text:p>299.9552002</text:p>
          </table:table-cell>
          <table:table-cell office:value-type="float" office:value="0.06323917" calcext:value-type="float">
            <text:p>0.06323917</text:p>
          </table:table-cell>
        </table:table-row>
        <table:table-row table:style-name="ro1">
          <table:table-cell office:value-type="float" office:value="982.777777777778" calcext:value-type="float">
            <text:p>982.777777777778</text:p>
          </table:table-cell>
          <table:table-cell office:value-type="float" office:value="15.7962962962963" calcext:value-type="float">
            <text:p>15.796296296296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string" calcext:value-type="string">
            <text:p>?</text:p>
          </table:table-cell>
          <table:table-cell office:value-type="float" office:value="860.0766602" calcext:value-type="float">
            <text:p>860.0766602</text:p>
          </table:table-cell>
          <table:table-cell office:value-type="float" office:value="708.980835" calcext:value-type="float">
            <text:p>708.980835</text:p>
          </table:table-cell>
          <table:table-cell office:value-type="float" office:value="0.5076483" calcext:value-type="float">
            <text:p>0.5076483</text:p>
          </table:table-cell>
        </table:table-row>
        <table:table-row table:style-name="ro1">
          <table:table-cell office:value-type="float" office:value="803.66875" calcext:value-type="float">
            <text:p>803.66875</text:p>
          </table:table-cell>
          <table:table-cell office:value-type="float" office:value="310.2625" calcext:value-type="float">
            <text:p>310.2625</text:p>
          </table:table-cell>
          <table:table-cell office:value-type="float" office:value="0.65843621399177" calcext:value-type="float">
            <text:p>0.65843621399177</text:p>
          </table:table-cell>
          <table:table-cell/>
          <table:table-cell office:value-type="float" office:value="856.4940186" calcext:value-type="float">
            <text:p>856.4940186</text:p>
          </table:table-cell>
          <table:table-cell office:value-type="float" office:value="348.2046814" calcext:value-type="float">
            <text:p>348.2046814</text:p>
          </table:table-cell>
          <table:table-cell office:value-type="float" office:value="0.120679684" calcext:value-type="float">
            <text:p>0.120679684</text:p>
          </table:table-cell>
        </table:table-row>
        <table:table-row table:style-name="ro1">
          <table:table-cell office:value-type="float" office:value="444.18" calcext:value-type="float">
            <text:p>444.18</text:p>
          </table:table-cell>
          <table:table-cell office:value-type="float" office:value="235.43" calcext:value-type="float">
            <text:p>235.43</text:p>
          </table:table-cell>
          <table:table-cell office:value-type="float" office:value="0.617283950617284" calcext:value-type="float">
            <text:p>0.617283950617284</text:p>
          </table:table-cell>
          <table:table-cell/>
          <table:table-cell office:value-type="float" office:value="841.9584351" calcext:value-type="float">
            <text:p>841.9584351</text:p>
          </table:table-cell>
          <table:table-cell office:value-type="float" office:value="16.14866066" calcext:value-type="float">
            <text:p>16.14866066</text:p>
          </table:table-cell>
          <table:table-cell office:value-type="float" office:value="0.18978566" calcext:value-type="float">
            <text:p>0.18978566</text:p>
          </table:table-cell>
        </table:table-row>
        <table:table-row table:style-name="ro1">
          <table:table-cell office:value-type="float" office:value="974.063157894737" calcext:value-type="float">
            <text:p>974.063157894737</text:p>
          </table:table-cell>
          <table:table-cell office:value-type="float" office:value="990.073684210526" calcext:value-type="float">
            <text:p>990.073684210526</text:p>
          </table:table-cell>
          <table:table-cell office:value-type="float" office:value="0.58641975308642" calcext:value-type="float">
            <text:p>0.58641975308642</text:p>
          </table:table-cell>
          <table:table-cell office:value-type="string" calcext:value-type="string">
            <text:p>?</text:p>
          </table:table-cell>
          <table:table-cell office:value-type="float" office:value="803.5906982" calcext:value-type="float">
            <text:p>803.5906982</text:p>
          </table:table-cell>
          <table:table-cell office:value-type="float" office:value="310.1401062" calcext:value-type="float">
            <text:p>310.1401062</text:p>
          </table:table-cell>
          <table:table-cell office:value-type="float" office:value="1.0638824" calcext:value-type="float">
            <text:p>1.0638824</text:p>
          </table:table-cell>
        </table:table-row>
        <table:table-row table:style-name="ro1">
          <table:table-cell office:value-type="float" office:value="494.077464788732" calcext:value-type="float">
            <text:p>494.077464788732</text:p>
          </table:table-cell>
          <table:table-cell office:value-type="float" office:value="873.105633802817" calcext:value-type="float">
            <text:p>873.105633802817</text:p>
          </table:table-cell>
          <table:table-cell office:value-type="float" office:value="0.584362139917695" calcext:value-type="float">
            <text:p>0.584362139917695</text:p>
          </table:table-cell>
          <table:table-cell office:value-type="string" calcext:value-type="string">
            <text:p>?</text:p>
          </table:table-cell>
          <table:table-cell office:value-type="float" office:value="784.4996948" calcext:value-type="float">
            <text:p>784.4996948</text:p>
          </table:table-cell>
          <table:table-cell office:value-type="float" office:value="561.0430298" calcext:value-type="float">
            <text:p>561.0430298</text:p>
          </table:table-cell>
          <table:table-cell office:value-type="float" office:value="0.18240637" calcext:value-type="float">
            <text:p>0.18240637</text:p>
          </table:table-cell>
        </table:table-row>
        <table:table-row table:style-name="ro1">
          <table:table-cell office:value-type="float" office:value="434.686131386861" calcext:value-type="float">
            <text:p>434.686131386861</text:p>
          </table:table-cell>
          <table:table-cell office:value-type="float" office:value="808.299270072993" calcext:value-type="float">
            <text:p>808.299270072993</text:p>
          </table:table-cell>
          <table:table-cell office:value-type="float" office:value="0.563786008230453" calcext:value-type="float">
            <text:p>0.563786008230453</text:p>
          </table:table-cell>
          <table:table-cell/>
          <table:table-cell office:value-type="float" office:value="782.906189" calcext:value-type="float">
            <text:p>782.906189</text:p>
          </table:table-cell>
          <table:table-cell office:value-type="float" office:value="328.0403137" calcext:value-type="float">
            <text:p>328.0403137</text:p>
          </table:table-cell>
          <table:table-cell office:value-type="float" office:value="0.6268852" calcext:value-type="float">
            <text:p>0.6268852</text:p>
          </table:table-cell>
        </table:table-row>
        <table:table-row table:style-name="ro1">
          <table:table-cell office:value-type="float" office:value="1010.98540145985" calcext:value-type="float">
            <text:p>1010.98540145985</text:p>
          </table:table-cell>
          <table:table-cell office:value-type="float" office:value="1014.09489051095" calcext:value-type="float">
            <text:p>1014.09489051095</text:p>
          </table:table-cell>
          <table:table-cell office:value-type="float" office:value="0.563786008230453" calcext:value-type="float">
            <text:p>0.563786008230453</text:p>
          </table:table-cell>
          <table:table-cell office:value-type="string" calcext:value-type="string">
            <text:p>?</text:p>
          </table:table-cell>
          <table:table-cell office:value-type="float" office:value="781.6522217" calcext:value-type="float">
            <text:p>781.6522217</text:p>
          </table:table-cell>
          <table:table-cell office:value-type="float" office:value="273.9546509" calcext:value-type="float">
            <text:p>273.9546509</text:p>
          </table:table-cell>
          <table:table-cell office:value-type="float" office:value="0.105956025" calcext:value-type="float">
            <text:p>0.105956025</text:p>
          </table:table-cell>
        </table:table-row>
        <table:table-row table:style-name="ro1">
          <table:table-cell office:value-type="float" office:value="539.666666666667" calcext:value-type="float">
            <text:p>539.666666666667</text:p>
          </table:table-cell>
          <table:table-cell office:value-type="float" office:value="97.5444444444444" calcext:value-type="float">
            <text:p>97.5444444444444</text:p>
          </table:table-cell>
          <table:table-cell office:value-type="float" office:value="0.555555555555556" calcext:value-type="float">
            <text:p>0.555555555555556</text:p>
          </table:table-cell>
          <table:table-cell office:value-type="string" calcext:value-type="string">
            <text:p>mid err</text:p>
          </table:table-cell>
          <table:table-cell office:value-type="float" office:value="766.4998779" calcext:value-type="float">
            <text:p>766.4998779</text:p>
          </table:table-cell>
          <table:table-cell office:value-type="float" office:value="207.9554443" calcext:value-type="float">
            <text:p>207.9554443</text:p>
          </table:table-cell>
          <table:table-cell office:value-type="float" office:value="0.06323714" calcext:value-type="float">
            <text:p>0.06323714</text:p>
          </table:table-cell>
        </table:table-row>
        <table:table-row table:style-name="ro1">
          <table:table-cell office:value-type="float" office:value="673.840909090909" calcext:value-type="float">
            <text:p>673.840909090909</text:p>
          </table:table-cell>
          <table:table-cell office:value-type="float" office:value="39.2045454545455" calcext:value-type="float">
            <text:p>39.2045454545455</text:p>
          </table:table-cell>
          <table:table-cell office:value-type="float" office:value="0.54320987654321" calcext:value-type="float">
            <text:p>0.54320987654321</text:p>
          </table:table-cell>
          <table:table-cell office:value-type="string" calcext:value-type="string">
            <text:p>?</text:p>
          </table:table-cell>
          <table:table-cell office:value-type="float" office:value="764.8602295" calcext:value-type="float">
            <text:p>764.8602295</text:p>
          </table:table-cell>
          <table:table-cell office:value-type="float" office:value="59.10208893" calcext:value-type="float">
            <text:p>59.10208893</text:p>
          </table:table-cell>
          <table:table-cell office:value-type="float" office:value="0.52118164" calcext:value-type="float">
            <text:p>0.52118164</text:p>
          </table:table-cell>
        </table:table-row>
        <table:table-row table:style-name="ro1">
          <table:table-cell office:value-type="float" office:value="192.325581395349" calcext:value-type="float">
            <text:p>192.325581395349</text:p>
          </table:table-cell>
          <table:table-cell office:value-type="float" office:value="30.6511627906977" calcext:value-type="float">
            <text:p>30.6511627906977</text:p>
          </table:table-cell>
          <table:table-cell office:value-type="float" office:value="0.530864197530864" calcext:value-type="float">
            <text:p>0.530864197530864</text:p>
          </table:table-cell>
          <table:table-cell office:value-type="string" calcext:value-type="string">
            <text:p>?</text:p>
          </table:table-cell>
          <table:table-cell office:value-type="float" office:value="723.5" calcext:value-type="float">
            <text:p>723.5</text:p>
          </table:table-cell>
          <table:table-cell office:value-type="float" office:value="7.5" calcext:value-type="float">
            <text:p>7.5</text:p>
          </table:table-cell>
          <table:table-cell office:value-type="float" office:value="0.25685722" calcext:value-type="float">
            <text:p>0.25685722</text:p>
          </table:table-cell>
        </table:table-row>
        <table:table-row table:style-name="ro1">
          <table:table-cell office:value-type="float" office:value="193.536585365854" calcext:value-type="float">
            <text:p>193.536585365854</text:p>
          </table:table-cell>
          <table:table-cell office:value-type="float" office:value="48.2682926829268" calcext:value-type="float">
            <text:p>48.2682926829268</text:p>
          </table:table-cell>
          <table:table-cell office:value-type="float" office:value="0.506172839506173" calcext:value-type="float">
            <text:p>0.506172839506173</text:p>
          </table:table-cell>
          <table:table-cell office:value-type="string" calcext:value-type="string">
            <text:p>?</text:p>
          </table:table-cell>
          <table:table-cell office:value-type="float" office:value="715.7275391" calcext:value-type="float">
            <text:p>715.7275391</text:p>
          </table:table-cell>
          <table:table-cell office:value-type="float" office:value="249.0449219" calcext:value-type="float">
            <text:p>249.0449219</text:p>
          </table:table-cell>
          <table:table-cell office:value-type="float" office:value="0.14128552" calcext:value-type="float">
            <text:p>0.14128552</text:p>
          </table:table-cell>
        </table:table-row>
        <table:table-row table:style-name="ro1">
          <table:table-cell office:value-type="float" office:value="965.768472906404" calcext:value-type="float">
            <text:p>965.768472906404</text:p>
          </table:table-cell>
          <table:table-cell office:value-type="float" office:value="734.600985221675" calcext:value-type="float">
            <text:p>734.600985221675</text:p>
          </table:table-cell>
          <table:table-cell office:value-type="float" office:value="0.501234567901235" calcext:value-type="float">
            <text:p>0.501234567901235</text:p>
          </table:table-cell>
          <table:table-cell/>
          <table:table-cell office:value-type="float" office:value="707.8579102" calcext:value-type="float">
            <text:p>707.8579102</text:p>
          </table:table-cell>
          <table:table-cell office:value-type="float" office:value="591.1543579" calcext:value-type="float">
            <text:p>591.1543579</text:p>
          </table:table-cell>
          <table:table-cell office:value-type="float" office:value="27.315376" calcext:value-type="float">
            <text:p>27.315376</text:p>
          </table:table-cell>
        </table:table-row>
        <table:table-row table:style-name="ro1">
          <table:table-cell office:value-type="float" office:value="448.45" calcext:value-type="float">
            <text:p>448.45</text:p>
          </table:table-cell>
          <table:table-cell office:value-type="float" office:value="32.9875" calcext:value-type="float">
            <text:p>32.9875</text:p>
          </table:table-cell>
          <table:table-cell office:value-type="float" office:value="0.493827160493827" calcext:value-type="float">
            <text:p>0.493827160493827</text:p>
          </table:table-cell>
          <table:table-cell office:value-type="string" calcext:value-type="string">
            <text:p>?</text:p>
          </table:table-cell>
          <table:table-cell office:value-type="float" office:value="700.5" calcext:value-type="float">
            <text:p>700.5</text:p>
          </table:table-cell>
          <table:table-cell office:value-type="float" office:value="273.9551086" calcext:value-type="float">
            <text:p>273.9551086</text:p>
          </table:table-cell>
          <table:table-cell office:value-type="float" office:value="0.12652257" calcext:value-type="float">
            <text:p>0.12652257</text:p>
          </table:table-cell>
        </table:table-row>
        <table:table-row table:style-name="ro1">
          <table:table-cell office:value-type="float" office:value="146.25641025641" calcext:value-type="float">
            <text:p>146.25641025641</text:p>
          </table:table-cell>
          <table:table-cell office:value-type="float" office:value="49.1025641025641" calcext:value-type="float">
            <text:p>49.1025641025641</text:p>
          </table:table-cell>
          <table:table-cell office:value-type="float" office:value="0.481481481481481" calcext:value-type="float">
            <text:p>0.481481481481481</text:p>
          </table:table-cell>
          <table:table-cell office:value-type="string" calcext:value-type="string">
            <text:p>?</text:p>
          </table:table-cell>
          <table:table-cell office:value-type="float" office:value="696.0836792" calcext:value-type="float">
            <text:p>696.0836792</text:p>
          </table:table-cell>
          <table:table-cell office:value-type="float" office:value="174.550354" calcext:value-type="float">
            <text:p>174.550354</text:p>
          </table:table-cell>
          <table:table-cell office:value-type="float" office:value="0.37261987" calcext:value-type="float">
            <text:p>0.37261987</text:p>
          </table:table-cell>
        </table:table-row>
        <table:table-row table:style-name="ro1">
          <table:table-cell office:value-type="float" office:value="459.506493506493" calcext:value-type="float">
            <text:p>459.506493506493</text:p>
          </table:table-cell>
          <table:table-cell office:value-type="float" office:value="37.012987012987" calcext:value-type="float">
            <text:p>37.012987012987</text:p>
          </table:table-cell>
          <table:table-cell office:value-type="float" office:value="0.475308641975309" calcext:value-type="float">
            <text:p>0.475308641975309</text:p>
          </table:table-cell>
          <table:table-cell office:value-type="string" calcext:value-type="string">
            <text:p>?</text:p>
          </table:table-cell>
          <table:table-cell office:value-type="float" office:value="681.7648315" calcext:value-type="float">
            <text:p>681.7648315</text:p>
          </table:table-cell>
          <table:table-cell office:value-type="float" office:value="292.0406189" calcext:value-type="float">
            <text:p>292.0406189</text:p>
          </table:table-cell>
          <table:table-cell office:value-type="float" office:value="12.105034" calcext:value-type="float">
            <text:p>12.105034</text:p>
          </table:table-cell>
        </table:table-row>
        <table:table-row table:style-name="ro1">
          <table:table-cell office:value-type="float" office:value="246.789473684211" calcext:value-type="float">
            <text:p>246.789473684211</text:p>
          </table:table-cell>
          <table:table-cell office:value-type="float" office:value="22.2105263157895" calcext:value-type="float">
            <text:p>22.2105263157895</text:p>
          </table:table-cell>
          <table:table-cell office:value-type="float" office:value="0.469135802469136" calcext:value-type="float">
            <text:p>0.469135802469136</text:p>
          </table:table-cell>
          <table:table-cell office:value-type="string" calcext:value-type="string">
            <text:p>?</text:p>
          </table:table-cell>
          <table:table-cell office:value-type="float" office:value="665.2194824" calcext:value-type="float">
            <text:p>665.2194824</text:p>
          </table:table-cell>
          <table:table-cell office:value-type="float" office:value="517.6743164" calcext:value-type="float">
            <text:p>517.6743164</text:p>
          </table:table-cell>
          <table:table-cell office:value-type="float" office:value="13.212513" calcext:value-type="float">
            <text:p>13.212513</text:p>
          </table:table-cell>
        </table:table-row>
        <table:table-row table:style-name="ro1">
          <table:table-cell office:value-type="float" office:value="77.0810810810811" calcext:value-type="float">
            <text:p>77.0810810810811</text:p>
          </table:table-cell>
          <table:table-cell office:value-type="float" office:value="187.486486486487" calcext:value-type="float">
            <text:p>187.486486486487</text:p>
          </table:table-cell>
          <table:table-cell office:value-type="float" office:value="0.45679012345679" calcext:value-type="float">
            <text:p>0.45679012345679</text:p>
          </table:table-cell>
          <table:table-cell office:value-type="string" calcext:value-type="string">
            <text:p>?</text:p>
          </table:table-cell>
          <table:table-cell office:value-type="float" office:value="653.9550781" calcext:value-type="float">
            <text:p>653.9550781</text:p>
          </table:table-cell>
          <table:table-cell office:value-type="float" office:value="195.0460968" calcext:value-type="float">
            <text:p>195.0460968</text:p>
          </table:table-cell>
          <table:table-cell office:value-type="float" office:value="0.07061274" calcext:value-type="float">
            <text:p>0.07061274</text:p>
          </table:table-cell>
        </table:table-row>
        <table:table-row table:style-name="ro1">
          <table:table-cell office:value-type="float" office:value="696.083333333333" calcext:value-type="float">
            <text:p>696.083333333333</text:p>
          </table:table-cell>
          <table:table-cell office:value-type="float" office:value="174.805555555556" calcext:value-type="float">
            <text:p>174.805555555556</text:p>
          </table:table-cell>
          <table:table-cell office:value-type="float" office:value="0.444444444444444" calcext:value-type="float">
            <text:p>0.444444444444444</text:p>
          </table:table-cell>
          <table:table-cell/>
          <table:table-cell office:value-type="float" office:value="646.5454712" calcext:value-type="float">
            <text:p>646.5454712</text:p>
          </table:table-cell>
          <table:table-cell office:value-type="float" office:value="43.4342308" calcext:value-type="float">
            <text:p>43.4342308</text:p>
          </table:table-cell>
          <table:table-cell office:value-type="float" office:value="0.103537545" calcext:value-type="float">
            <text:p>0.103537545</text:p>
          </table:table-cell>
        </table:table-row>
        <table:table-row table:style-name="ro1">
          <table:table-cell office:value-type="float" office:value="783.888888888889" calcext:value-type="float">
            <text:p>783.888888888889</text:p>
          </table:table-cell>
          <table:table-cell office:value-type="float" office:value="932.75" calcext:value-type="float">
            <text:p>932.75</text:p>
          </table:table-cell>
          <table:table-cell office:value-type="float" office:value="0.444444444444444" calcext:value-type="float">
            <text:p>0.444444444444444</text:p>
          </table:table-cell>
          <table:table-cell office:value-type="string" calcext:value-type="string">
            <text:p>?</text:p>
          </table:table-cell>
          <table:table-cell office:value-type="float" office:value="635.5452881" calcext:value-type="float">
            <text:p>635.5452881</text:p>
          </table:table-cell>
          <table:table-cell office:value-type="float" office:value="84.62375641" calcext:value-type="float">
            <text:p>84.62375641</text:p>
          </table:table-cell>
          <table:table-cell office:value-type="float" office:value="0.07187551" calcext:value-type="float">
            <text:p>0.07187551</text:p>
          </table:table-cell>
        </table:table-row>
        <table:table-row table:style-name="ro1">
          <table:table-cell office:value-type="float" office:value="727.485714285714" calcext:value-type="float">
            <text:p>727.485714285714</text:p>
          </table:table-cell>
          <table:table-cell office:value-type="float" office:value="91.6285714285714" calcext:value-type="float">
            <text:p>91.6285714285714</text:p>
          </table:table-cell>
          <table:table-cell office:value-type="float" office:value="0.432098765432099" calcext:value-type="float">
            <text:p>0.432098765432099</text:p>
          </table:table-cell>
          <table:table-cell office:value-type="string" calcext:value-type="string">
            <text:p>?</text:p>
          </table:table-cell>
          <table:table-cell office:value-type="float" office:value="629.9550781" calcext:value-type="float">
            <text:p>629.9550781</text:p>
          </table:table-cell>
          <table:table-cell office:value-type="float" office:value="279.5" calcext:value-type="float">
            <text:p>279.5</text:p>
          </table:table-cell>
          <table:table-cell office:value-type="float" office:value="0.07064605" calcext:value-type="float">
            <text:p>0.07064605</text:p>
          </table:table-cell>
        </table:table-row>
        <table:table-row table:style-name="ro1">
          <table:table-cell office:value-type="float" office:value="836.228571428571" calcext:value-type="float">
            <text:p>836.228571428571</text:p>
          </table:table-cell>
          <table:table-cell office:value-type="float" office:value="914.457142857143" calcext:value-type="float">
            <text:p>914.457142857143</text:p>
          </table:table-cell>
          <table:table-cell office:value-type="float" office:value="0.432098765432099" calcext:value-type="float">
            <text:p>0.432098765432099</text:p>
          </table:table-cell>
          <table:table-cell office:value-type="string" calcext:value-type="string">
            <text:p>?</text:p>
          </table:table-cell>
          <table:table-cell office:value-type="float" office:value="615.9031982" calcext:value-type="float">
            <text:p>615.9031982</text:p>
          </table:table-cell>
          <table:table-cell office:value-type="float" office:value="344.5736694" calcext:value-type="float">
            <text:p>344.5736694</text:p>
          </table:table-cell>
          <table:table-cell office:value-type="float" office:value="6.291436" calcext:value-type="float">
            <text:p>6.291436</text:p>
          </table:table-cell>
        </table:table-row>
        <table:table-row table:style-name="ro1">
          <table:table-cell office:value-type="float" office:value="884.727272727273" calcext:value-type="float">
            <text:p>884.727272727273</text:p>
          </table:table-cell>
          <table:table-cell office:value-type="float" office:value="322.878787878788" calcext:value-type="float">
            <text:p>322.878787878788</text:p>
          </table:table-cell>
          <table:table-cell office:value-type="float" office:value="0.407407407407407" calcext:value-type="float">
            <text:p>0.407407407407407</text:p>
          </table:table-cell>
          <table:table-cell office:value-type="string" calcext:value-type="string">
            <text:p>?</text:p>
          </table:table-cell>
          <table:table-cell office:value-type="float" office:value="607.9550781" calcext:value-type="float">
            <text:p>607.9550781</text:p>
          </table:table-cell>
          <table:table-cell office:value-type="float" office:value="753.5" calcext:value-type="float">
            <text:p>753.5</text:p>
          </table:table-cell>
          <table:table-cell office:value-type="float" office:value="0.07064618" calcext:value-type="float">
            <text:p>0.07064618</text:p>
          </table:table-cell>
        </table:table-row>
        <table:table-row table:style-name="ro1">
          <table:table-cell office:value-type="float" office:value="860.448979591837" calcext:value-type="float">
            <text:p>860.448979591837</text:p>
          </table:table-cell>
          <table:table-cell office:value-type="float" office:value="709.071428571429" calcext:value-type="float">
            <text:p>709.071428571429</text:p>
          </table:table-cell>
          <table:table-cell office:value-type="float" office:value="0.403292181069959" calcext:value-type="float">
            <text:p>0.403292181069959</text:p>
          </table:table-cell>
          <table:table-cell/>
          <table:table-cell office:value-type="float" office:value="598.1204224" calcext:value-type="float">
            <text:p>598.1204224</text:p>
          </table:table-cell>
          <table:table-cell office:value-type="float" office:value="263.349762" calcext:value-type="float">
            <text:p>263.349762</text:p>
          </table:table-cell>
          <table:table-cell office:value-type="float" office:value="0.6062834" calcext:value-type="float">
            <text:p>0.6062834</text:p>
          </table:table-cell>
        </table:table-row>
        <table:table-row table:style-name="ro1">
          <table:table-cell office:value-type="float" office:value="330.553846153846" calcext:value-type="float">
            <text:p>330.553846153846</text:p>
          </table:table-cell>
          <table:table-cell office:value-type="float" office:value="68.4307692307692" calcext:value-type="float">
            <text:p>68.4307692307692</text:p>
          </table:table-cell>
          <table:table-cell office:value-type="float" office:value="0.401234567901235" calcext:value-type="float">
            <text:p>0.401234567901235</text:p>
          </table:table-cell>
          <table:table-cell office:value-type="string" calcext:value-type="string">
            <text:p>?</text:p>
          </table:table-cell>
          <table:table-cell office:value-type="float" office:value="569.5" calcext:value-type="float">
            <text:p>569.5</text:p>
          </table:table-cell>
          <table:table-cell office:value-type="float" office:value="365.9550781" calcext:value-type="float">
            <text:p>365.9550781</text:p>
          </table:table-cell>
          <table:table-cell office:value-type="float" office:value="0.21193853" calcext:value-type="float">
            <text:p>0.21193853</text:p>
          </table:table-cell>
        </table:table-row>
        <table:table-row table:style-name="ro1">
          <table:table-cell office:value-type="float" office:value="891.453608247423" calcext:value-type="float">
            <text:p>891.453608247423</text:p>
          </table:table-cell>
          <table:table-cell office:value-type="float" office:value="582.577319587629" calcext:value-type="float">
            <text:p>582.577319587629</text:p>
          </table:table-cell>
          <table:table-cell office:value-type="float" office:value="0.39917695473251" calcext:value-type="float">
            <text:p>0.39917695473251</text:p>
          </table:table-cell>
          <table:table-cell/>
          <table:table-cell office:value-type="float" office:value="565.4119263" calcext:value-type="float">
            <text:p>565.4119263</text:p>
          </table:table-cell>
          <table:table-cell office:value-type="float" office:value="305.0266418" calcext:value-type="float">
            <text:p>305.0266418</text:p>
          </table:table-cell>
          <table:table-cell office:value-type="float" office:value="4.7440915" calcext:value-type="float">
            <text:p>4.7440915</text:p>
          </table:table-cell>
        </table:table-row>
        <table:table-row table:style-name="ro1">
          <table:table-cell office:value-type="float" office:value="173.140625" calcext:value-type="float">
            <text:p>173.140625</text:p>
          </table:table-cell>
          <table:table-cell office:value-type="float" office:value="81.65625" calcext:value-type="float">
            <text:p>81.65625</text:p>
          </table:table-cell>
          <table:table-cell office:value-type="float" office:value="0.395061728395062" calcext:value-type="float">
            <text:p>0.395061728395062</text:p>
          </table:table-cell>
          <table:table-cell office:value-type="string" calcext:value-type="string">
            <text:p>?</text:p>
          </table:table-cell>
          <table:table-cell office:value-type="float" office:value="553.0449219" calcext:value-type="float">
            <text:p>553.0449219</text:p>
          </table:table-cell>
          <table:table-cell office:value-type="float" office:value="789.0449219" calcext:value-type="float">
            <text:p>789.0449219</text:p>
          </table:table-cell>
          <table:table-cell office:value-type="float" office:value="0.07064618" calcext:value-type="float">
            <text:p>0.07064618</text:p>
          </table:table-cell>
        </table:table-row>
        <table:table-row table:style-name="ro1">
          <table:table-cell office:value-type="float" office:value="239.65625" calcext:value-type="float">
            <text:p>239.65625</text:p>
          </table:table-cell>
          <table:table-cell office:value-type="float" office:value="307.59375" calcext:value-type="float">
            <text:p>307.59375</text:p>
          </table:table-cell>
          <table:table-cell office:value-type="float" office:value="0.395061728395062" calcext:value-type="float">
            <text:p>0.395061728395062</text:p>
          </table:table-cell>
          <table:table-cell office:value-type="string" calcext:value-type="string">
            <text:p>?</text:p>
          </table:table-cell>
          <table:table-cell office:value-type="float" office:value="539.4512939" calcext:value-type="float">
            <text:p>539.4512939</text:p>
          </table:table-cell>
          <table:table-cell office:value-type="float" office:value="98.01688385" calcext:value-type="float">
            <text:p>98.01688385</text:p>
          </table:table-cell>
          <table:table-cell office:value-type="float" office:value="0.28379104" calcext:value-type="float">
            <text:p>0.28379104</text:p>
          </table:table-cell>
        </table:table-row>
        <table:table-row table:style-name="ro1">
          <table:table-cell office:value-type="float" office:value="272.741935483871" calcext:value-type="float">
            <text:p>272.741935483871</text:p>
          </table:table-cell>
          <table:table-cell office:value-type="float" office:value="55.3548387096774" calcext:value-type="float">
            <text:p>55.3548387096774</text:p>
          </table:table-cell>
          <table:table-cell office:value-type="float" office:value="0.382716049382716" calcext:value-type="float">
            <text:p>0.382716049382716</text:p>
          </table:table-cell>
          <table:table-cell/>
          <table:table-cell office:value-type="float" office:value="533.2724609" calcext:value-type="float">
            <text:p>533.2724609</text:p>
          </table:table-cell>
          <table:table-cell office:value-type="float" office:value="907.0449219" calcext:value-type="float">
            <text:p>907.0449219</text:p>
          </table:table-cell>
          <table:table-cell office:value-type="float" office:value="0.14129236" calcext:value-type="float">
            <text:p>0.14129236</text:p>
          </table:table-cell>
        </table:table-row>
        <table:table-row table:style-name="ro1">
          <table:table-cell office:value-type="float" office:value="473.774193548387" calcext:value-type="float">
            <text:p>473.774193548387</text:p>
          </table:table-cell>
          <table:table-cell office:value-type="float" office:value="956.354838709678" calcext:value-type="float">
            <text:p>956.354838709678</text:p>
          </table:table-cell>
          <table:table-cell office:value-type="float" office:value="0.382716049382716" calcext:value-type="float">
            <text:p>0.382716049382716</text:p>
          </table:table-cell>
          <table:table-cell/>
          <table:table-cell office:value-type="float" office:value="524.2091064" calcext:value-type="float">
            <text:p>524.2091064</text:p>
          </table:table-cell>
          <table:table-cell office:value-type="float" office:value="144.14151" calcext:value-type="float">
            <text:p>144.14151</text:p>
          </table:table-cell>
          <table:table-cell office:value-type="float" office:value="0.034718037" calcext:value-type="float">
            <text:p>0.034718037</text:p>
          </table:table-cell>
        </table:table-row>
        <table:table-row table:style-name="ro1">
          <table:table-cell office:value-type="float" office:value="843.193548387097" calcext:value-type="float">
            <text:p>843.193548387097</text:p>
          </table:table-cell>
          <table:table-cell office:value-type="float" office:value="253.806451612903" calcext:value-type="float">
            <text:p>253.806451612903</text:p>
          </table:table-cell>
          <table:table-cell office:value-type="float" office:value="0.382716049382716" calcext:value-type="float">
            <text:p>0.382716049382716</text:p>
          </table:table-cell>
          <table:table-cell/>
          <table:table-cell office:value-type="float" office:value="522.2406006" calcext:value-type="float">
            <text:p>522.2406006</text:p>
          </table:table-cell>
          <table:table-cell office:value-type="float" office:value="497.5299072" calcext:value-type="float">
            <text:p>497.5299072</text:p>
          </table:table-cell>
          <table:table-cell office:value-type="float" office:value="2.7250915" calcext:value-type="float">
            <text:p>2.7250915</text:p>
          </table:table-cell>
        </table:table-row>
        <table:table-row table:style-name="ro1">
          <table:table-cell office:value-type="float" office:value="986.129032258065" calcext:value-type="float">
            <text:p>986.129032258065</text:p>
          </table:table-cell>
          <table:table-cell office:value-type="float" office:value="52.1290322580645" calcext:value-type="float">
            <text:p>52.1290322580645</text:p>
          </table:table-cell>
          <table:table-cell office:value-type="float" office:value="0.382716049382716" calcext:value-type="float">
            <text:p>0.382716049382716</text:p>
          </table:table-cell>
          <table:table-cell/>
          <table:table-cell office:value-type="float" office:value="505.6330872" calcext:value-type="float">
            <text:p>505.6330872</text:p>
          </table:table-cell>
          <table:table-cell office:value-type="float" office:value="870.117981" calcext:value-type="float">
            <text:p>870.117981</text:p>
          </table:table-cell>
          <table:table-cell office:value-type="float" office:value="0.03532309" calcext:value-type="float">
            <text:p>0.03532309</text:p>
          </table:table-cell>
        </table:table-row>
        <table:table-row table:style-name="ro1">
          <table:table-cell office:value-type="float" office:value="190.869565217391" calcext:value-type="float">
            <text:p>190.869565217391</text:p>
          </table:table-cell>
          <table:table-cell office:value-type="float" office:value="506.25" calcext:value-type="float">
            <text:p>506.25</text:p>
          </table:table-cell>
          <table:table-cell office:value-type="float" office:value="0.378600823045267" calcext:value-type="float">
            <text:p>0.378600823045267</text:p>
          </table:table-cell>
          <table:table-cell/>
          <table:table-cell office:value-type="float" office:value="489.9550781" calcext:value-type="float">
            <text:p>489.9550781</text:p>
          </table:table-cell>
          <table:table-cell office:value-type="float" office:value="817.9550781" calcext:value-type="float">
            <text:p>817.9550781</text:p>
          </table:table-cell>
          <table:table-cell office:value-type="float" office:value="0.03532309" calcext:value-type="float">
            <text:p>0.03532309</text:p>
          </table:table-cell>
        </table:table-row>
        <table:table-row table:style-name="ro1">
          <table:table-cell office:value-type="float" office:value="781.144444444444" calcext:value-type="float">
            <text:p>781.144444444444</text:p>
          </table:table-cell>
          <table:table-cell office:value-type="float" office:value="329.8" calcext:value-type="float">
            <text:p>329.8</text:p>
          </table:table-cell>
          <table:table-cell office:value-type="float" office:value="0.37037037037037" calcext:value-type="float">
            <text:p>0.37037037037037</text:p>
          </table:table-cell>
          <table:table-cell/>
          <table:table-cell office:value-type="float" office:value="481.5331421" calcext:value-type="float">
            <text:p>481.5331421</text:p>
          </table:table-cell>
          <table:table-cell office:value-type="float" office:value="714.1524658" calcext:value-type="float">
            <text:p>714.1524658</text:p>
          </table:table-cell>
          <table:table-cell office:value-type="float" office:value="1.6596587" calcext:value-type="float">
            <text:p>1.6596587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79.3666666666667" calcext:value-type="float">
            <text:p>79.3666666666667</text:p>
          </table:table-cell>
          <table:table-cell office:value-type="float" office:value="0.37037037037037" calcext:value-type="float">
            <text:p>0.37037037037037</text:p>
          </table:table-cell>
          <table:table-cell/>
          <table:table-cell office:value-type="float" office:value="473.7463989" calcext:value-type="float">
            <text:p>473.7463989</text:p>
          </table:table-cell>
          <table:table-cell office:value-type="float" office:value="956.4320068" calcext:value-type="float">
            <text:p>956.4320068</text:p>
          </table:table-cell>
          <table:table-cell office:value-type="float" office:value="0.28099263" calcext:value-type="float">
            <text:p>0.28099263</text:p>
          </table:table-cell>
        </table:table-row>
        <table:table-row table:style-name="ro1">
          <table:table-cell office:value-type="float" office:value="594.915254237288" calcext:value-type="float">
            <text:p>594.915254237288</text:p>
          </table:table-cell>
          <table:table-cell office:value-type="float" office:value="736.610169491526" calcext:value-type="float">
            <text:p>736.610169491526</text:p>
          </table:table-cell>
          <table:table-cell office:value-type="float" office:value="0.364197530864197" calcext:value-type="float">
            <text:p>0.364197530864197</text:p>
          </table:table-cell>
          <table:table-cell/>
          <table:table-cell office:value-type="float" office:value="444.2522583" calcext:value-type="float">
            <text:p>444.2522583</text:p>
          </table:table-cell>
          <table:table-cell office:value-type="float" office:value="235.3959351" calcext:value-type="float">
            <text:p>235.3959351</text:p>
          </table:table-cell>
          <table:table-cell office:value-type="float" office:value="1.0269763" calcext:value-type="float">
            <text:p>1.0269763</text:p>
          </table:table-cell>
        </table:table-row>
        <table:table-row table:style-name="ro1">
          <table:table-cell office:value-type="float" office:value="19.2413793103448" calcext:value-type="float">
            <text:p>19.2413793103448</text:p>
          </table:table-cell>
          <table:table-cell office:value-type="float" office:value="18.3793103448276" calcext:value-type="float">
            <text:p>18.3793103448276</text:p>
          </table:table-cell>
          <table:table-cell office:value-type="float" office:value="0.358024691358025" calcext:value-type="float">
            <text:p>0.358024691358025</text:p>
          </table:table-cell>
          <table:table-cell/>
          <table:table-cell office:value-type="float" office:value="439.5615845" calcext:value-type="float">
            <text:p>439.5615845</text:p>
          </table:table-cell>
          <table:table-cell office:value-type="float" office:value="46.60652161" calcext:value-type="float">
            <text:p>46.60652161</text:p>
          </table:table-cell>
          <table:table-cell office:value-type="float" office:value="0.19235958" calcext:value-type="float">
            <text:p>0.19235958</text:p>
          </table:table-cell>
        </table:table-row>
        <table:table-row table:style-name="ro1">
          <table:table-cell office:value-type="float" office:value="597.941860465116" calcext:value-type="float">
            <text:p>597.941860465116</text:p>
          </table:table-cell>
          <table:table-cell office:value-type="float" office:value="263.151162790698" calcext:value-type="float">
            <text:p>263.151162790698</text:p>
          </table:table-cell>
          <table:table-cell office:value-type="float" office:value="0.353909465020576" calcext:value-type="float">
            <text:p>0.353909465020576</text:p>
          </table:table-cell>
          <table:table-cell/>
          <table:table-cell office:value-type="float" office:value="435.0412903" calcext:value-type="float">
            <text:p>435.0412903</text:p>
          </table:table-cell>
          <table:table-cell office:value-type="float" office:value="915.0449219" calcext:value-type="float">
            <text:p>915.0449219</text:p>
          </table:table-cell>
          <table:table-cell office:value-type="float" office:value="0.09858623" calcext:value-type="float">
            <text:p>0.09858623</text:p>
          </table:table-cell>
        </table:table-row>
        <table:table-row table:style-name="ro1">
          <table:table-cell office:value-type="float" office:value="49.2142857142857" calcext:value-type="float">
            <text:p>49.2142857142857</text:p>
          </table:table-cell>
          <table:table-cell office:value-type="float" office:value="37.0714285714286" calcext:value-type="float">
            <text:p>37.0714285714286</text:p>
          </table:table-cell>
          <table:table-cell office:value-type="float" office:value="0.345679012345679" calcext:value-type="float">
            <text:p>0.345679012345679</text:p>
          </table:table-cell>
          <table:table-cell/>
          <table:table-cell office:value-type="float" office:value="434.3067627" calcext:value-type="float">
            <text:p>434.3067627</text:p>
          </table:table-cell>
          <table:table-cell office:value-type="float" office:value="808.1195679" calcext:value-type="float">
            <text:p>808.1195679</text:p>
          </table:table-cell>
          <table:table-cell office:value-type="float" office:value="0.741638" calcext:value-type="float">
            <text:p>0.741638</text:p>
          </table:table-cell>
        </table:table-row>
        <table:table-row table:style-name="ro1">
          <table:table-cell office:value-type="float" office:value="247.857142857143" calcext:value-type="float">
            <text:p>247.857142857143</text:p>
          </table:table-cell>
          <table:table-cell office:value-type="float" office:value="76.6428571428571" calcext:value-type="float">
            <text:p>76.6428571428571</text:p>
          </table:table-cell>
          <table:table-cell office:value-type="float" office:value="0.345679012345679" calcext:value-type="float">
            <text:p>0.345679012345679</text:p>
          </table:table-cell>
          <table:table-cell/>
          <table:table-cell office:value-type="float" office:value="433.6498718" calcext:value-type="float">
            <text:p>433.6498718</text:p>
          </table:table-cell>
          <table:table-cell office:value-type="float" office:value="297.6505127" calcext:value-type="float">
            <text:p>297.6505127</text:p>
          </table:table-cell>
          <table:table-cell office:value-type="float" office:value="0.10596927" calcext:value-type="float">
            <text:p>0.10596927</text:p>
          </table:table-cell>
        </table:table-row>
        <table:table-row table:style-name="ro1">
          <table:table-cell office:value-type="float" office:value="200.333333333333" calcext:value-type="float">
            <text:p>200.333333333333</text:p>
          </table:table-cell>
          <table:table-cell office:value-type="float" office:value="1011.44444444444" calcext:value-type="float">
            <text:p>1011.44444444444</text:p>
          </table:table-cell>
          <table:table-cell office:value-type="float" office:value="0.333333333333333" calcext:value-type="float">
            <text:p>0.333333333333333</text:p>
          </table:table-cell>
          <table:table-cell/>
          <table:table-cell office:value-type="float" office:value="428.5" calcext:value-type="float">
            <text:p>428.5</text:p>
          </table:table-cell>
          <table:table-cell office:value-type="float" office:value="657.0449219" calcext:value-type="float">
            <text:p>657.0449219</text:p>
          </table:table-cell>
          <table:table-cell office:value-type="float" office:value="0.06326314" calcext:value-type="float">
            <text:p>0.06326314</text:p>
          </table:table-cell>
        </table:table-row>
        <table:table-row table:style-name="ro1">
          <table:table-cell office:value-type="float" office:value="969.703703703704" calcext:value-type="float">
            <text:p>969.703703703704</text:p>
          </table:table-cell>
          <table:table-cell office:value-type="float" office:value="355.259259259259" calcext:value-type="float">
            <text:p>355.259259259259</text:p>
          </table:table-cell>
          <table:table-cell office:value-type="float" office:value="0.333333333333333" calcext:value-type="float">
            <text:p>0.333333333333333</text:p>
          </table:table-cell>
          <table:table-cell/>
          <table:table-cell office:value-type="float" office:value="424.1807861" calcext:value-type="float">
            <text:p>424.1807861</text:p>
          </table:table-cell>
          <table:table-cell office:value-type="float" office:value="575.0910034" calcext:value-type="float">
            <text:p>575.0910034</text:p>
          </table:table-cell>
          <table:table-cell office:value-type="float" office:value="1.2904983" calcext:value-type="float">
            <text:p>1.2904983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90.04" calcext:value-type="float">
            <text:p>190.04</text:p>
          </table:table-cell>
          <table:table-cell office:value-type="float" office:value="0.308641975308642" calcext:value-type="float">
            <text:p>0.308641975308642</text:p>
          </table:table-cell>
          <table:table-cell/>
          <table:table-cell office:value-type="float" office:value="423.4454956" calcext:value-type="float">
            <text:p>423.4454956</text:p>
          </table:table-cell>
          <table:table-cell office:value-type="float" office:value="115.5755157" calcext:value-type="float">
            <text:p>115.5755157</text:p>
          </table:table-cell>
          <table:table-cell office:value-type="float" office:value="0.07822409" calcext:value-type="float">
            <text:p>0.07822409</text:p>
          </table:table-cell>
        </table:table-row>
        <table:table-row table:style-name="ro1">
          <table:table-cell office:value-type="float" office:value="314.571428571429" calcext:value-type="float">
            <text:p>314.571428571429</text:p>
          </table:table-cell>
          <table:table-cell office:value-type="float" office:value="932.285714285714" calcext:value-type="float">
            <text:p>932.285714285714</text:p>
          </table:table-cell>
          <table:table-cell office:value-type="float" office:value="0.302469135802469" calcext:value-type="float">
            <text:p>0.302469135802469</text:p>
          </table:table-cell>
          <table:table-cell/>
          <table:table-cell office:value-type="float" office:value="417.5069885" calcext:value-type="float">
            <text:p>417.5069885</text:p>
          </table:table-cell>
          <table:table-cell office:value-type="float" office:value="821.4643555" calcext:value-type="float">
            <text:p>821.4643555</text:p>
          </table:table-cell>
          <table:table-cell office:value-type="float" office:value="0.13390931" calcext:value-type="float">
            <text:p>0.13390931</text:p>
          </table:table-cell>
        </table:table-row>
        <table:table-row table:style-name="ro1">
          <table:table-cell office:value-type="float" office:value="880.224489795918" calcext:value-type="float">
            <text:p>880.224489795918</text:p>
          </table:table-cell>
          <table:table-cell office:value-type="float" office:value="967.244897959184" calcext:value-type="float">
            <text:p>967.244897959184</text:p>
          </table:table-cell>
          <table:table-cell office:value-type="float" office:value="0.302469135802469" calcext:value-type="float">
            <text:p>0.302469135802469</text:p>
          </table:table-cell>
          <table:table-cell/>
          <table:table-cell office:value-type="float" office:value="411.9550781" calcext:value-type="float">
            <text:p>411.9550781</text:p>
          </table:table-cell>
          <table:table-cell office:value-type="float" office:value="951.9550781" calcext:value-type="float">
            <text:p>951.9550781</text:p>
          </table:table-cell>
          <table:table-cell office:value-type="float" office:value="0.17661545" calcext:value-type="float">
            <text:p>0.17661545</text:p>
          </table:table-cell>
        </table:table-row>
        <table:table-row table:style-name="ro1">
          <table:table-cell office:value-type="float" office:value="925.826086956522" calcext:value-type="float">
            <text:p>925.826086956522</text:p>
          </table:table-cell>
          <table:table-cell office:value-type="float" office:value="12.7826086956522" calcext:value-type="float">
            <text:p>12.7826086956522</text:p>
          </table:table-cell>
          <table:table-cell office:value-type="float" office:value="0.283950617283951" calcext:value-type="float">
            <text:p>0.283950617283951</text:p>
          </table:table-cell>
          <table:table-cell/>
          <table:table-cell office:value-type="float" office:value="411.6645203" calcext:value-type="float">
            <text:p>411.6645203</text:p>
          </table:table-cell>
          <table:table-cell office:value-type="float" office:value="340.5359802" calcext:value-type="float">
            <text:p>340.5359802</text:p>
          </table:table-cell>
          <table:table-cell office:value-type="float" office:value="3.1896033" calcext:value-type="float">
            <text:p>3.1896033</text:p>
          </table:table-cell>
        </table:table-row>
        <table:table-row table:style-name="ro1">
          <table:table-cell office:value-type="float" office:value="979.952380952381" calcext:value-type="float">
            <text:p>979.952380952381</text:p>
          </table:table-cell>
          <table:table-cell office:value-type="float" office:value="315.380952380952" calcext:value-type="float">
            <text:p>315.380952380952</text:p>
          </table:table-cell>
          <table:table-cell office:value-type="float" office:value="0.259259259259259" calcext:value-type="float">
            <text:p>0.259259259259259</text:p>
          </table:table-cell>
          <table:table-cell/>
          <table:table-cell office:value-type="float" office:value="408.7213745" calcext:value-type="float">
            <text:p>408.7213745</text:p>
          </table:table-cell>
          <table:table-cell office:value-type="float" office:value="10.47774696" calcext:value-type="float">
            <text:p>10.47774696</text:p>
          </table:table-cell>
          <table:table-cell office:value-type="float" office:value="0.14563198" calcext:value-type="float">
            <text:p>0.14563198</text:p>
          </table:table-cell>
        </table:table-row>
        <table:table-row table:style-name="ro1">
          <table:table-cell office:value-type="float" office:value="164.179487179487" calcext:value-type="float">
            <text:p>164.179487179487</text:p>
          </table:table-cell>
          <table:table-cell office:value-type="float" office:value="528.333333333333" calcext:value-type="float">
            <text:p>528.333333333333</text:p>
          </table:table-cell>
          <table:table-cell office:value-type="float" office:value="0.240740740740741" calcext:value-type="float">
            <text:p>0.240740740740741</text:p>
          </table:table-cell>
          <table:table-cell/>
          <table:table-cell office:value-type="float" office:value="399.9551086" calcext:value-type="float">
            <text:p>399.9551086</text:p>
          </table:table-cell>
          <table:table-cell office:value-type="float" office:value="235.0449066" calcext:value-type="float">
            <text:p>235.0449066</text:p>
          </table:table-cell>
          <table:table-cell office:value-type="float" office:value="0.035323" calcext:value-type="float">
            <text:p>0.035323</text:p>
          </table:table-cell>
        </table:table-row>
        <table:table-row table:style-name="ro1">
          <table:table-cell office:value-type="float" office:value="114.578947368421" calcext:value-type="float">
            <text:p>114.578947368421</text:p>
          </table:table-cell>
          <table:table-cell office:value-type="float" office:value="88.5263157894737" calcext:value-type="float">
            <text:p>88.5263157894737</text:p>
          </table:table-cell>
          <table:table-cell office:value-type="float" office:value="0.234567901234568" calcext:value-type="float">
            <text:p>0.234567901234568</text:p>
          </table:table-cell>
          <table:table-cell/>
          <table:table-cell office:value-type="float" office:value="391.8981934" calcext:value-type="float">
            <text:p>391.8981934</text:p>
          </table:table-cell>
          <table:table-cell office:value-type="float" office:value="117.0025787" calcext:value-type="float">
            <text:p>117.0025787</text:p>
          </table:table-cell>
          <table:table-cell office:value-type="float" office:value="0.03385562" calcext:value-type="float">
            <text:p>0.03385562</text:p>
          </table:table-cell>
        </table:table-row>
        <table:table-row table:style-name="ro1">
          <table:table-cell office:value-type="float" office:value="712.421052631579" calcext:value-type="float">
            <text:p>712.421052631579</text:p>
          </table:table-cell>
          <table:table-cell office:value-type="float" office:value="1007.73684210526" calcext:value-type="float">
            <text:p>1007.73684210526</text:p>
          </table:table-cell>
          <table:table-cell office:value-type="float" office:value="0.234567901234568" calcext:value-type="float">
            <text:p>0.234567901234568</text:p>
          </table:table-cell>
          <table:table-cell/>
          <table:table-cell office:value-type="float" office:value="380.3278809" calcext:value-type="float">
            <text:p>380.3278809</text:p>
          </table:table-cell>
          <table:table-cell office:value-type="float" office:value="740.7156372" calcext:value-type="float">
            <text:p>740.7156372</text:p>
          </table:table-cell>
          <table:table-cell office:value-type="float" office:value="1.3345518" calcext:value-type="float">
            <text:p>1.3345518</text:p>
          </table:table-cell>
        </table:table-row>
        <table:table-row table:style-name="ro1">
          <table:table-cell office:value-type="float" office:value="964.210526315789" calcext:value-type="float">
            <text:p>964.210526315789</text:p>
          </table:table-cell>
          <table:table-cell office:value-type="float" office:value="214.842105263158" calcext:value-type="float">
            <text:p>214.842105263158</text:p>
          </table:table-cell>
          <table:table-cell office:value-type="float" office:value="0.234567901234568" calcext:value-type="float">
            <text:p>0.234567901234568</text:p>
          </table:table-cell>
          <table:table-cell/>
          <table:table-cell office:value-type="float" office:value="357.697876" calcext:value-type="float">
            <text:p>357.697876</text:p>
          </table:table-cell>
          <table:table-cell office:value-type="float" office:value="973.1777954" calcext:value-type="float">
            <text:p>973.1777954</text:p>
          </table:table-cell>
          <table:table-cell office:value-type="float" office:value="0.21772948" calcext:value-type="float">
            <text:p>0.21772948</text:p>
          </table:table-cell>
        </table:table-row>
        <table:table-row table:style-name="ro1">
          <table:table-cell office:value-type="float" office:value="126.1875" calcext:value-type="float">
            <text:p>126.1875</text:p>
          </table:table-cell>
          <table:table-cell office:value-type="float" office:value="759.6875" calcext:value-type="float">
            <text:p>759.6875</text:p>
          </table:table-cell>
          <table:table-cell office:value-type="float" office:value="0.197530864197531" calcext:value-type="float">
            <text:p>0.197530864197531</text:p>
          </table:table-cell>
          <table:table-cell/>
          <table:table-cell office:value-type="float" office:value="341.5" calcext:value-type="float">
            <text:p>341.5</text:p>
          </table:table-cell>
          <table:table-cell office:value-type="float" office:value="169.5" calcext:value-type="float">
            <text:p>169.5</text:p>
          </table:table-cell>
          <table:table-cell office:value-type="float" office:value="0.03525428" calcext:value-type="float">
            <text:p>0.03525428</text:p>
          </table:table-cell>
        </table:table-row>
        <table:table-row table:style-name="ro1">
          <table:table-cell office:value-type="float" office:value="281.375" calcext:value-type="float">
            <text:p>281.375</text:p>
          </table:table-cell>
          <table:table-cell office:value-type="float" office:value="635" calcext:value-type="float">
            <text:p>635</text:p>
          </table:table-cell>
          <table:table-cell office:value-type="float" office:value="0.197530864197531" calcext:value-type="float">
            <text:p>0.197530864197531</text:p>
          </table:table-cell>
          <table:table-cell/>
          <table:table-cell office:value-type="float" office:value="330.2054749" calcext:value-type="float">
            <text:p>330.2054749</text:p>
          </table:table-cell>
          <table:table-cell office:value-type="float" office:value="583.7260132" calcext:value-type="float">
            <text:p>583.7260132</text:p>
          </table:table-cell>
          <table:table-cell office:value-type="float" office:value="0.13390931" calcext:value-type="float">
            <text:p>0.13390931</text:p>
          </table:table-cell>
        </table:table-row>
        <table:table-row table:style-name="ro1">
          <table:table-cell office:value-type="float" office:value="579.75" calcext:value-type="float">
            <text:p>579.75</text:p>
          </table:table-cell>
          <table:table-cell office:value-type="float" office:value="628.5" calcext:value-type="float">
            <text:p>628.5</text:p>
          </table:table-cell>
          <table:table-cell office:value-type="float" office:value="0.197530864197531" calcext:value-type="float">
            <text:p>0.197530864197531</text:p>
          </table:table-cell>
          <table:table-cell/>
          <table:table-cell office:value-type="float" office:value="289.7456055" calcext:value-type="float">
            <text:p>289.7456055</text:p>
          </table:table-cell>
          <table:table-cell office:value-type="float" office:value="68.00700378" calcext:value-type="float">
            <text:p>68.00700378</text:p>
          </table:table-cell>
          <table:table-cell office:value-type="float" office:value="0.08436732" calcext:value-type="float">
            <text:p>0.08436732</text:p>
          </table:table-cell>
        </table:table-row>
        <table:table-row table:style-name="ro1">
          <table:table-cell office:value-type="float" office:value="879.3125" calcext:value-type="float">
            <text:p>879.3125</text:p>
          </table:table-cell>
          <table:table-cell office:value-type="float" office:value="862.0625" calcext:value-type="float">
            <text:p>862.0625</text:p>
          </table:table-cell>
          <table:table-cell office:value-type="float" office:value="0.197530864197531" calcext:value-type="float">
            <text:p>0.197530864197531</text:p>
          </table:table-cell>
          <table:table-cell/>
          <table:table-cell office:value-type="float" office:value="253.9550934" calcext:value-type="float">
            <text:p>253.9550934</text:p>
          </table:table-cell>
          <table:table-cell office:value-type="float" office:value="533.9550781" calcext:value-type="float">
            <text:p>533.9550781</text:p>
          </table:table-cell>
          <table:table-cell office:value-type="float" office:value="0.03532309" calcext:value-type="float">
            <text:p>0.03532309</text:p>
          </table:table-cell>
        </table:table-row>
        <table:table-row table:style-name="ro1">
          <table:table-cell office:value-type="float" office:value="128.733333333333" calcext:value-type="float">
            <text:p>128.733333333333</text:p>
          </table:table-cell>
          <table:table-cell office:value-type="float" office:value="503.266666666667" calcext:value-type="float">
            <text:p>503.266666666667</text:p>
          </table:table-cell>
          <table:table-cell office:value-type="float" office:value="0.185185185185185" calcext:value-type="float">
            <text:p>0.185185185185185</text:p>
          </table:table-cell>
          <table:table-cell/>
          <table:table-cell office:value-type="float" office:value="247.2140656" calcext:value-type="float">
            <text:p>247.2140656</text:p>
          </table:table-cell>
          <table:table-cell office:value-type="float" office:value="76.86461639" calcext:value-type="float">
            <text:p>76.86461639</text:p>
          </table:table-cell>
          <table:table-cell office:value-type="float" office:value="0.13952322" calcext:value-type="float">
            <text:p>0.13952322</text:p>
          </table:table-cell>
        </table:table-row>
        <table:table-row table:style-name="ro1">
          <table:table-cell office:value-type="float" office:value="528.8" calcext:value-type="float">
            <text:p>528.8</text:p>
          </table:table-cell>
          <table:table-cell office:value-type="float" office:value="1018.66666666667" calcext:value-type="float">
            <text:p>1018.66666666667</text:p>
          </table:table-cell>
          <table:table-cell office:value-type="float" office:value="0.185185185185185" calcext:value-type="float">
            <text:p>0.185185185185185</text:p>
          </table:table-cell>
          <table:table-cell/>
          <table:table-cell office:value-type="float" office:value="231.6601105" calcext:value-type="float">
            <text:p>231.6601105</text:p>
          </table:table-cell>
          <table:table-cell office:value-type="float" office:value="684.418396" calcext:value-type="float">
            <text:p>684.418396</text:p>
          </table:table-cell>
          <table:table-cell office:value-type="float" office:value="2.5189352" calcext:value-type="float">
            <text:p>2.5189352</text:p>
          </table:table-cell>
        </table:table-row>
        <table:table-row table:style-name="ro1">
          <table:table-cell office:value-type="float" office:value="140.428571428571" calcext:value-type="float">
            <text:p>140.428571428571</text:p>
          </table:table-cell>
          <table:table-cell office:value-type="float" office:value="993.214285714286" calcext:value-type="float">
            <text:p>993.214285714286</text:p>
          </table:table-cell>
          <table:table-cell office:value-type="float" office:value="0.17283950617284" calcext:value-type="float">
            <text:p>0.17283950617284</text:p>
          </table:table-cell>
          <table:table-cell/>
          <table:table-cell office:value-type="float" office:value="191.0964203" calcext:value-type="float">
            <text:p>191.0964203</text:p>
          </table:table-cell>
          <table:table-cell office:value-type="float" office:value="506.0690002" calcext:value-type="float">
            <text:p>506.0690002</text:p>
          </table:table-cell>
          <table:table-cell office:value-type="float" office:value="0.59890044" calcext:value-type="float">
            <text:p>0.59890044</text:p>
          </table:table-cell>
        </table:table-row>
        <table:table-row table:style-name="ro1">
          <table:table-cell office:value-type="float" office:value="226.071428571429" calcext:value-type="float">
            <text:p>226.071428571429</text:p>
          </table:table-cell>
          <table:table-cell office:value-type="float" office:value="891.214285714286" calcext:value-type="float">
            <text:p>891.214285714286</text:p>
          </table:table-cell>
          <table:table-cell office:value-type="float" office:value="0.17283950617284" calcext:value-type="float">
            <text:p>0.17283950617284</text:p>
          </table:table-cell>
          <table:table-cell/>
          <table:table-cell office:value-type="float" office:value="166.5443573" calcext:value-type="float">
            <text:p>166.5443573</text:p>
          </table:table-cell>
          <table:table-cell office:value-type="float" office:value="13.52764702" calcext:value-type="float">
            <text:p>13.52764702</text:p>
          </table:table-cell>
          <table:table-cell office:value-type="float" office:value="0.070262276" calcext:value-type="float">
            <text:p>0.070262276</text:p>
          </table:table-cell>
        </table:table-row>
        <table:table-row table:style-name="ro1">
          <table:table-cell office:value-type="float" office:value="828.785714285714" calcext:value-type="float">
            <text:p>828.785714285714</text:p>
          </table:table-cell>
          <table:table-cell office:value-type="float" office:value="795.071428571429" calcext:value-type="float">
            <text:p>795.071428571429</text:p>
          </table:table-cell>
          <table:table-cell office:value-type="float" office:value="0.17283950617284" calcext:value-type="float">
            <text:p>0.17283950617284</text:p>
          </table:table-cell>
          <table:table-cell/>
          <table:table-cell office:value-type="float" office:value="153.5" calcext:value-type="float">
            <text:p>153.5</text:p>
          </table:table-cell>
          <table:table-cell office:value-type="float" office:value="31.5" calcext:value-type="float">
            <text:p>31.5</text:p>
          </table:table-cell>
          <table:table-cell office:value-type="float" office:value="0.16500868" calcext:value-type="float">
            <text:p>0.16500868</text:p>
          </table:table-cell>
        </table:table-row>
        <table:table-row table:style-name="ro1">
          <table:table-cell office:value-type="float" office:value="569.777777777778" calcext:value-type="float">
            <text:p>569.777777777778</text:p>
          </table:table-cell>
          <table:table-cell office:value-type="float" office:value="365.740740740741" calcext:value-type="float">
            <text:p>365.740740740741</text:p>
          </table:table-cell>
          <table:table-cell office:value-type="float" office:value="0.166666666666667" calcext:value-type="float">
            <text:p>0.166666666666667</text:p>
          </table:table-cell>
          <table:table-cell/>
          <table:table-cell office:value-type="float" office:value="141.0558472" calcext:value-type="float">
            <text:p>141.0558472</text:p>
          </table:table-cell>
          <table:table-cell office:value-type="float" office:value="993.0252075" calcext:value-type="float">
            <text:p>993.0252075</text:p>
          </table:table-cell>
          <table:table-cell office:value-type="float" office:value="0.3532309" calcext:value-type="float">
            <text:p>0.3532309</text:p>
          </table:table-cell>
        </table:table-row>
        <table:table-row table:style-name="ro1">
          <table:table-cell office:value-type="float" office:value="22.3846153846154" calcext:value-type="float">
            <text:p>22.3846153846154</text:p>
          </table:table-cell>
          <table:table-cell office:value-type="float" office:value="975.076923076923" calcext:value-type="float">
            <text:p>975.076923076923</text:p>
          </table:table-cell>
          <table:table-cell office:value-type="float" office:value="0.160493827160494" calcext:value-type="float">
            <text:p>0.160493827160494</text:p>
          </table:table-cell>
          <table:table-cell/>
          <table:table-cell office:value-type="float" office:value="137.0291443" calcext:value-type="float">
            <text:p>137.0291443</text:p>
          </table:table-cell>
          <table:table-cell office:value-type="float" office:value="937.939209" calcext:value-type="float">
            <text:p>937.939209</text:p>
          </table:table-cell>
          <table:table-cell office:value-type="float" office:value="0.03532309" calcext:value-type="float">
            <text:p>0.03532309</text:p>
          </table:table-cell>
        </table:table-row>
        <table:table-row table:style-name="ro1">
          <table:table-cell office:value-type="float" office:value="715.333333333333" calcext:value-type="float">
            <text:p>715.333333333333</text:p>
          </table:table-cell>
          <table:table-cell office:value-type="float" office:value="249.166666666667" calcext:value-type="float">
            <text:p>249.166666666667</text:p>
          </table:table-cell>
          <table:table-cell office:value-type="float" office:value="0.148148148148148" calcext:value-type="float">
            <text:p>0.148148148148148</text:p>
          </table:table-cell>
          <table:table-cell/>
          <table:table-cell office:value-type="float" office:value="121.9550934" calcext:value-type="float">
            <text:p>121.9550934</text:p>
          </table:table-cell>
          <table:table-cell office:value-type="float" office:value="831.9550781" calcext:value-type="float">
            <text:p>831.9550781</text:p>
          </table:table-cell>
          <table:table-cell office:value-type="float" office:value="0.03532309" calcext:value-type="float">
            <text:p>0.03532309</text:p>
          </table:table-cell>
        </table:table-row>
        <table:table-row table:style-name="ro1">
          <table:table-cell office:value-type="float" office:value="402.272727272727" calcext:value-type="float">
            <text:p>402.272727272727</text:p>
          </table:table-cell>
          <table:table-cell office:value-type="float" office:value="919.545454545455" calcext:value-type="float">
            <text:p>919.545454545455</text:p>
          </table:table-cell>
          <table:table-cell office:value-type="float" office:value="0.135802469135802" calcext:value-type="float">
            <text:p>0.135802469135802</text:p>
          </table:table-cell>
          <table:table-cell/>
          <table:table-cell office:value-type="float" office:value="114.9089737" calcext:value-type="float">
            <text:p>114.9089737</text:p>
          </table:table-cell>
          <table:table-cell office:value-type="float" office:value="89.10772705" calcext:value-type="float">
            <text:p>89.10772705</text:p>
          </table:table-cell>
          <table:table-cell office:value-type="float" office:value="0.23978929" calcext:value-type="float">
            <text:p>0.23978929</text:p>
          </table:table-cell>
        </table:table-row>
        <table:table-row table:style-name="ro1">
          <table:table-cell office:value-type="float" office:value="271.7" calcext:value-type="float">
            <text:p>271.7</text:p>
          </table:table-cell>
          <table:table-cell office:value-type="float" office:value="659" calcext:value-type="float">
            <text:p>659</text:p>
          </table:table-cell>
          <table:table-cell office:value-type="float" office:value="0.123456790123457" calcext:value-type="float">
            <text:p>0.123456790123457</text:p>
          </table:table-cell>
          <table:table-cell/>
          <table:table-cell office:value-type="float" office:value="92.01795197" calcext:value-type="float">
            <text:p>92.01795197</text:p>
          </table:table-cell>
          <table:table-cell office:value-type="float" office:value="146.9314575" calcext:value-type="float">
            <text:p>146.9314575</text:p>
          </table:table-cell>
          <table:table-cell office:value-type="float" office:value="0.034439012" calcext:value-type="float">
            <text:p>0.034439012</text:p>
          </table:table-cell>
        </table:table-row>
        <table:table-row table:style-name="ro1">
          <table:table-cell office:value-type="float" office:value="411.9" calcext:value-type="float">
            <text:p>411.9</text:p>
          </table:table-cell>
          <table:table-cell office:value-type="float" office:value="951.4" calcext:value-type="float">
            <text:p>951.4</text:p>
          </table:table-cell>
          <table:table-cell office:value-type="float" office:value="0.123456790123457" calcext:value-type="float">
            <text:p>0.123456790123457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float" office:value="73.5" calcext:value-type="float">
            <text:p>73.5</text:p>
          </table:table-cell>
          <table:table-cell office:value-type="float" office:value="0.05262199" calcext:value-type="float">
            <text:p>0.05262199</text:p>
          </table:table-cell>
        </table:table-row>
        <table:table-row table:style-name="ro1">
          <table:table-cell office:value-type="float" office:value="414.7" calcext:value-type="float">
            <text:p>414.7</text:p>
          </table:table-cell>
          <table:table-cell office:value-type="float" office:value="906.4" calcext:value-type="float">
            <text:p>906.4</text:p>
          </table:table-cell>
          <table:table-cell office:value-type="float" office:value="0.123456790123457" calcext:value-type="float">
            <text:p>0.123456790123457</text:p>
          </table:table-cell>
          <table:table-cell/>
          <table:table-cell office:value-type="float" office:value="75.95874786" calcext:value-type="float">
            <text:p>75.95874786</text:p>
          </table:table-cell>
          <table:table-cell office:value-type="float" office:value="826.6917114" calcext:value-type="float">
            <text:p>826.6917114</text:p>
          </table:table-cell>
          <table:table-cell office:value-type="float" office:value="0.09120319" calcext:value-type="float">
            <text:p>0.09120319</text:p>
          </table:table-cell>
        </table:table-row>
        <table:table-row table:style-name="ro1">
          <table:table-cell office:value-type="float" office:value="532.8" calcext:value-type="float">
            <text:p>532.8</text:p>
          </table:table-cell>
          <table:table-cell office:value-type="float" office:value="908.4" calcext:value-type="float">
            <text:p>908.4</text:p>
          </table:table-cell>
          <table:table-cell office:value-type="float" office:value="0.123456790123457" calcext:value-type="float">
            <text:p>0.123456790123457</text:p>
          </table:table-cell>
          <table:table-cell/>
          <table:table-cell office:value-type="float" office:value="71.04600525" calcext:value-type="float">
            <text:p>71.04600525</text:p>
          </table:table-cell>
          <table:table-cell office:value-type="float" office:value="93.51023865" calcext:value-type="float">
            <text:p>93.51023865</text:p>
          </table:table-cell>
          <table:table-cell office:value-type="float" office:value="0.068018086" calcext:value-type="float">
            <text:p>0.068018086</text:p>
          </table:table-cell>
        </table:table-row>
        <table:table-row table:style-name="ro1">
          <table:table-cell office:value-type="float" office:value="634.7" calcext:value-type="float">
            <text:p>634.7</text:p>
          </table:table-cell>
          <table:table-cell office:value-type="float" office:value="354.7" calcext:value-type="float">
            <text:p>354.7</text:p>
          </table:table-cell>
          <table:table-cell office:value-type="float" office:value="0.123456790123457" calcext:value-type="float">
            <text:p>0.123456790123457</text:p>
          </table:table-cell>
          <table:table-cell/>
          <table:table-cell office:value-type="float" office:value="63.68126678" calcext:value-type="float">
            <text:p>63.68126678</text:p>
          </table:table-cell>
          <table:table-cell office:value-type="float" office:value="947.3388062" calcext:value-type="float">
            <text:p>947.3388062</text:p>
          </table:table-cell>
          <table:table-cell office:value-type="float" office:value="0.09858623" calcext:value-type="float">
            <text:p>0.09858623</text:p>
          </table:table-cell>
        </table:table-row>
        <table:table-row table:style-name="ro1">
          <table:table-cell office:value-type="float" office:value="687.5" calcext:value-type="float">
            <text:p>687.5</text:p>
          </table:table-cell>
          <table:table-cell office:value-type="float" office:value="746.1" calcext:value-type="float">
            <text:p>746.1</text:p>
          </table:table-cell>
          <table:table-cell office:value-type="float" office:value="0.123456790123457" calcext:value-type="float">
            <text:p>0.123456790123457</text:p>
          </table:table-cell>
          <table:table-cell/>
          <table:table-cell office:value-type="float" office:value="58.12242126" calcext:value-type="float">
            <text:p>58.12242126</text:p>
          </table:table-cell>
          <table:table-cell office:value-type="float" office:value="1001.478333" calcext:value-type="float">
            <text:p>1001.478333</text:p>
          </table:table-cell>
          <table:table-cell office:value-type="float" office:value="0.079479344" calcext:value-type="float">
            <text:p>0.079479344</text:p>
          </table:table-cell>
        </table:table-row>
        <table:table-row table:style-name="ro1">
          <table:table-cell office:value-type="float" office:value="545.666666666667" calcext:value-type="float">
            <text:p>545.666666666667</text:p>
          </table:table-cell>
          <table:table-cell office:value-type="float" office:value="559.666666666667" calcext:value-type="float">
            <text:p>559.666666666667</text:p>
          </table:table-cell>
          <table:table-cell office:value-type="float" office:value="0.111111111111111" calcext:value-type="float">
            <text:p>0.111111111111111</text:p>
          </table:table-cell>
          <table:table-cell/>
          <table:table-cell office:value-type="float" office:value="53.04491043" calcext:value-type="float">
            <text:p>53.04491043</text:p>
          </table:table-cell>
          <table:table-cell office:value-type="float" office:value="623.0449219" calcext:value-type="float">
            <text:p>623.0449219</text:p>
          </table:table-cell>
          <table:table-cell office:value-type="float" office:value="0.03532309" calcext:value-type="float">
            <text:p>0.03532309</text:p>
          </table:table-cell>
        </table:table-row>
        <table:table-row table:style-name="ro1">
          <table:table-cell office:value-type="float" office:value="833.625" calcext:value-type="float">
            <text:p>833.625</text:p>
          </table:table-cell>
          <table:table-cell office:value-type="float" office:value="726.375" calcext:value-type="float">
            <text:p>726.375</text:p>
          </table:table-cell>
          <table:table-cell office:value-type="float" office:value="0.0987654320987654" calcext:value-type="float">
            <text:p>0.0987654320987654</text:p>
          </table:table-cell>
          <table:table-cell/>
          <table:table-cell office:value-type="float" office:value="50.3057251" calcext:value-type="float">
            <text:p>50.3057251</text:p>
          </table:table-cell>
          <table:table-cell office:value-type="float" office:value="36.64786911" calcext:value-type="float">
            <text:p>36.64786911</text:p>
          </table:table-cell>
          <table:table-cell office:value-type="float" office:value="0.16355205" calcext:value-type="float">
            <text:p>0.16355205</text:p>
          </table:table-cell>
        </table:table-row>
        <table:table-row table:style-name="ro1">
          <table:table-cell table:number-columns-repeated="4"/>
          <table:table-cell office:value-type="float" office:value="45.34007263" calcext:value-type="float">
            <text:p>45.34007263</text:p>
          </table:table-cell>
          <table:table-cell office:value-type="float" office:value="941.0313721" calcext:value-type="float">
            <text:p>941.0313721</text:p>
          </table:table-cell>
          <table:table-cell office:value-type="float" office:value="0.07708377" calcext:value-type="float">
            <text:p>0.07708377</text:p>
          </table:table-cell>
        </table:table-row>
        <table:table-row table:style-name="ro1">
          <table:table-cell table:number-columns-repeated="4"/>
          <table:table-cell office:value-type="float" office:value="36.23086929" calcext:value-type="float">
            <text:p>36.23086929</text:p>
          </table:table-cell>
          <table:table-cell office:value-type="float" office:value="48.3908844" calcext:value-type="float">
            <text:p>48.3908844</text:p>
          </table:table-cell>
          <table:table-cell office:value-type="float" office:value="0.05280655" calcext:value-type="float">
            <text:p>0.05280655</text:p>
          </table:table-cell>
        </table:table-row>
        <table:table-row table:style-name="ro1">
          <table:table-cell table:number-columns-repeated="4"/>
          <table:table-cell office:value-type="float" office:value="30.7416172" calcext:value-type="float">
            <text:p>30.7416172</text:p>
          </table:table-cell>
          <table:table-cell office:value-type="float" office:value="127.6941605" calcext:value-type="float">
            <text:p>127.6941605</text:p>
          </table:table-cell>
          <table:table-cell office:value-type="float" office:value="0.033901654" calcext:value-type="float">
            <text:p>0.033901654</text:p>
          </table:table-cell>
        </table:table-row>
        <table:table-row table:style-name="ro1">
          <table:table-cell table:number-columns-repeated="4"/>
          <table:table-cell office:value-type="float" office:value="26.16552544" calcext:value-type="float">
            <text:p>26.16552544</text:p>
          </table:table-cell>
          <table:table-cell office:value-type="float" office:value="759.4077759" calcext:value-type="float">
            <text:p>759.4077759</text:p>
          </table:table-cell>
          <table:table-cell office:value-type="float" office:value="0.16184938" calcext:value-type="float">
            <text:p>0.16184938</text:p>
          </table:table-cell>
        </table:table-row>
      </table:table>
      <table:named-expressions/>
      <table:database-ranges>
        <table:database-range table:name="__Anonymous_Sheet_DB__0" table:target-range-address="img1.E1:img1.G1048576">
          <table:sort>
            <table:sort-by table:field-number="0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4T23:04:45.411064999</dc:date>
    <meta:editing-duration>PT9M46S</meta:editing-duration>
    <meta:editing-cycles>1</meta:editing-cycles>
    <meta:document-statistic meta:table-count="1" meta:cell-count="577" meta:object-count="0"/>
    <meta:generator>LibreOffice/7.3.7.2$Linux_X86_64 LibreOffice_project/30$Build-2</meta:generator>
  </office:meta>
</office:document-meta>
</file>